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Таблица1" style:family="table">
      <style:table-properties style:width="9.922cm" fo:margin-left="-0.15cm" fo:margin-top="0cm" fo:margin-bottom="0cm" table:align="left"/>
    </style:style>
    <style:style style:name="Таблица1.A" style:family="table-column">
      <style:table-column-properties style:column-width="5.203cm"/>
    </style:style>
    <style:style style:name="Таблица1.B" style:family="table-column">
      <style:table-column-properties style:column-width="4.7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="0cm" fo:border="1pt solid #000000">
        <style:background-image/>
      </style:table-cell-properties>
    </style:style>
    <style:style style:name="P1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officeooo:rsid="0009b9b1" officeooo:paragraph-rsid="000bf341"/>
    </style:style>
    <style:style style:name="P2" style:family="paragraph" style:parent-style-name="Normal_20__28_Web_29_">
      <style:paragraph-properties fo:margin-top="0cm" fo:margin-bottom="0cm" loext:contextual-spacing="false" fo:text-align="start" style:justify-single-word="false" fo:keep-together="auto" fo:orphans="2" fo:widows="2" fo:padding="0cm" fo:border="none" fo:keep-with-next="auto" text:number-lines="true" text:line-number="0"/>
      <style:text-properties officeooo:paragraph-rsid="000bf341"/>
    </style:style>
    <style:style style:name="P3" style:family="paragraph" style:parent-style-name="Normal_20__28_Web_29_">
      <style:paragraph-properties fo:margin-top="0cm" fo:margin-bottom="0cm" loext:contextual-spacing="false" fo:text-align="start" style:justify-single-word="false" fo:keep-together="auto" fo:orphans="2" fo:widows="2" fo:padding="0cm" fo:border="none" fo:keep-with-next="auto" text:number-lines="true" text:line-number="0"/>
      <style:text-properties fo:font-weight="bold" officeooo:paragraph-rsid="000bf341" style:font-weight-asian="bold"/>
    </style:style>
    <style:style style:name="P4" style:family="paragraph" style:parent-style-name="Standard">
      <style:text-properties officeooo:rsid="0009b9b1" officeooo:paragraph-rsid="0009b9b1"/>
    </style:style>
    <style:style style:name="P5" style:family="paragraph" style:parent-style-name="Standard">
      <style:text-properties fo:font-size="20pt" officeooo:rsid="0009b9b1" officeooo:paragraph-rsid="0009b9b1" style:font-size-asian="20pt" style:font-size-complex="20pt"/>
    </style:style>
    <style:style style:name="P6" style:family="paragraph" style:parent-style-name="Standard">
      <style:text-properties officeooo:paragraph-rsid="0009b9b1"/>
    </style:style>
    <style:style style:name="P7" style:family="paragraph" style:parent-style-name="Standard">
      <style:text-properties officeooo:paragraph-rsid="000b4d0e"/>
    </style:style>
    <style:style style:name="P8" style:family="paragraph" style:parent-style-name="Standard">
      <style:text-properties officeooo:rsid="000b4d0e" officeooo:paragraph-rsid="0009b9b1"/>
    </style:style>
    <style:style style:name="P9" style:family="paragraph" style:parent-style-name="Standard">
      <style:text-properties officeooo:rsid="000b4d0e" officeooo:paragraph-rsid="000b4d0e"/>
    </style:style>
    <style:style style:name="P10" style:family="paragraph" style:parent-style-name="Standard">
      <style:text-properties officeooo:rsid="000bf341" officeooo:paragraph-rsid="000bf341"/>
    </style:style>
    <style:style style:name="P11" style:family="paragraph" style:parent-style-name="Standard">
      <style:text-properties officeooo:paragraph-rsid="000bf341"/>
    </style:style>
    <style:style style:name="P12" style:family="paragraph" style:parent-style-name="Standard">
      <style:text-properties fo:font-size="22pt" officeooo:rsid="0009b9b1" officeooo:paragraph-rsid="0009b9b1" style:font-size-asian="22pt" style:font-size-complex="22pt"/>
    </style:style>
    <style:style style:name="P13" style:family="paragraph" style:parent-style-name="Heading_20_1">
      <style:paragraph-properties fo:keep-together="auto" fo:orphans="2" fo:widows="2" fo:break-before="page" fo:keep-with-next="auto" text:number-lines="true" text:line-number="0"/>
      <style:text-properties style:font-name="Times New Roman" fo:font-size="20pt" fo:language="ru" fo:country="none" fo:font-weight="normal" officeooo:paragraph-rsid="000bf341" style:font-size-asian="20pt" style:font-weight-asian="normal" style:font-name-complex="Times New Roman1" style:font-size-complex="20pt" style:font-weight-complex="normal"/>
    </style:style>
    <style:style style:name="P14" style:family="paragraph" style:parent-style-name="Standard">
      <style:text-properties officeooo:paragraph-rsid="000b4d0e"/>
    </style:style>
    <style:style style:name="P15" style:family="paragraph" style:parent-style-name="Standard">
      <style:text-properties officeooo:paragraph-rsid="0011cf5c"/>
    </style:style>
    <style:style style:name="T1" style:family="text">
      <style:text-properties officeooo:rsid="0009b9b1"/>
    </style:style>
    <style:style style:name="T2" style:family="text">
      <style:text-properties officeooo:rsid="0009dc97"/>
    </style:style>
    <style:style style:name="T3" style:family="text">
      <style:text-properties officeooo:rsid="000b4d0e"/>
    </style:style>
    <style:style style:name="T4" style:family="text">
      <style:text-properties fo:font-weight="normal" officeooo:rsid="000b4d0e" style:font-weight-asian="normal" style:font-weight-complex="normal"/>
    </style:style>
    <style:style style:name="T5" style:family="text">
      <style:text-properties fo:font-size="12pt" officeooo:rsid="0009b9b1" style:font-size-asian="12pt" style:font-size-complex="12pt"/>
    </style:style>
    <style:style style:name="T6" style:family="text">
      <style:text-properties fo:font-size="12pt" officeooo:rsid="000b4d0e" style:font-size-asian="12pt" style:font-size-complex="12pt"/>
    </style:style>
    <style:style style:name="T7" style:family="text">
      <style:text-properties fo:font-size="12pt" officeooo:rsid="0009dc97" style:font-size-asian="12pt" style:font-size-complex="12pt"/>
    </style:style>
    <style:style style:name="T8" style:family="text">
      <style:text-properties officeooo:rsid="000bf341"/>
    </style:style>
    <style:style style:name="T9" style:family="text">
      <style:text-properties style:font-name="Times New Roman" fo:font-size="12pt" fo:language="ru" fo:country="none" officeooo:rsid="000e4689" style:letter-kerning="false" style:font-name-asian="宋体1" style:font-size-asian="12pt" style:language-asian="zh" style:country-asian="CN" style:font-name-complex="Times New Roman1" style:font-size-complex="12pt" style:language-complex="ar" style:country-complex="none"/>
    </style:style>
    <style:style style:name="T10" style:family="text">
      <style:text-properties style:font-name="Times New Roman" fo:font-size="12pt" fo:language="ru" fo:country="none" officeooo:rsid="000e52e3" style:letter-kerning="false" style:font-name-asian="宋体1" style:font-size-asian="12pt" style:language-asian="zh" style:country-asian="CN" style:font-name-complex="Times New Roman1" style:font-size-complex="12pt" style:language-complex="ar" style:country-complex="none"/>
    </style:style>
    <style:style style:name="T11" style:family="text">
      <style:text-properties style:font-name="Times New Roman" fo:font-size="12pt" fo:language="en" fo:country="US" officeooo:rsid="000e4689" style:letter-kerning="false" style:font-name-asian="宋体1" style:font-size-asian="12pt" style:language-asian="zh" style:country-asian="CN" style:font-name-complex="Times New Roman1" style:font-size-complex="12pt" style:language-complex="ar" style:country-complex="none"/>
    </style:style>
    <style:style style:name="T12" style:family="text">
      <style:text-properties style:font-name="Times New Roman" fo:font-size="12pt" fo:language="en" fo:country="US" officeooo:rsid="000e52e3" style:letter-kerning="false" style:font-name-asian="宋体1" style:font-size-asian="12pt" style:language-asian="zh" style:country-asian="CN" style:font-name-complex="Times New Roman1" style:font-size-complex="12pt" style:language-complex="ar" style:country-complex="none"/>
    </style:style>
    <style:style style:name="T13" style:family="text">
      <style:text-properties fo:language="ru" fo:country="none"/>
    </style:style>
    <style:style style:name="T14" style:family="text">
      <style:text-properties officeooo:rsid="000d4b33"/>
    </style:style>
    <style:style style:name="T15" style:family="text">
      <style:text-properties officeooo:rsid="0011c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пецификация проекта “Менеджер ассессментов”</text:p>
      <text:p text:style-name="P5"/>
      <text:p text:style-name="P5">Цель</text:p>
      <text:p text:style-name="P4"/>
      <text:p text:style-name="P6"><text:span text:style-name="T5">Разработка системы </text:span><text:span text:style-name="T6">учета и </text:span><text:span text:style-name="T5">проведения ассессментов </text:span><text:span text:style-name="T7">с возможностью учета сотрудников, проводящих ассессмент, и кандидатов, приглашенных на него</text:span><text:span text:style-name="T5">. </text:span><text:span text:style-name="T7">В процессе проведения ассессмента </text:span><text:span text:style-name="T6">изменяются его статусы и статусы кандидатов.</text:span></text:p>
      <text:p text:style-name="P4"/>
      <text:p text:style-name="P5">Описание</text:p>
      <text:p text:style-name="P4"/>
      <text:p text:style-name="P7"><text:span text:style-name="T2">Менеджер ассессментов — это инструмент, который позволяет </text:span><text:span text:style-name="T3">учитывать и проводить ассессменты с в</text:span><text:span text:style-name="T2">озможностью учета сотрудников, проводящих </text:span><text:span text:style-name="T3">его</text:span><text:span text:style-name="T2"> и кандидатов, приглашенных на него. </text:span><text:span text:style-name="T3">Статусы кандидатов</text:span><text:span text:style-name="T4"> и ассессмента </text:span><text:span text:style-name="T3">зависят друг от друга и изменяются в процессе его проведения (некоторые вручную, некоторые автоматически)</text:span><text:span text:style-name="T2">.</text:span></text:p>
      <text:p text:style-name="P4"/>
      <text:p text:style-name="P5">Функциональные возможности</text:p>
      <text:p text:style-name="P4"/>
      <text:p text:style-name="P6"><text:span text:style-name="T1">1. Учет </text:span><text:span text:style-name="T3">ассессментов</text:span></text:p>
      <text:p text:style-name="P6"><text:span text:style-name="T1"><text:tab/>1.1 Создание </text:span><text:span text:style-name="T3">ассессмента</text:span></text:p>
      <text:p text:style-name="P10"><text:tab/>1.2 Просмотр ассессментов</text:p>
      <text:p text:style-name="P6"><text:span text:style-name="T1"><text:tab/>1.</text:span><text:span text:style-name="T8">3</text:span><text:span text:style-name="T1"> </text:span><text:span text:style-name="T3">Редактирование ассессмента</text:span></text:p>
      <text:p text:style-name="P6"><text:tab/><text:span text:style-name="T8">1.4 Просмотр итогов ассессмента</text:span></text:p>
      <text:p text:style-name="P6"><text:span text:style-name="T1"><text:tab/>1.</text:span><text:span text:style-name="T8">5</text:span><text:span text:style-name="T1"> Удаление </text:span><text:span text:style-name="T3">ассессмента</text:span></text:p>
      <text:p text:style-name="P4">2. Учет сотрудников</text:p>
      <text:p text:style-name="P4"><text:tab/>2.1 Создание сотрудника</text:p>
      <text:p text:style-name="P10"><text:tab/>2.2 Просмотр сотрудников</text:p>
      <text:p text:style-name="P6"><text:span text:style-name="T1"><text:tab/>2.</text:span><text:span text:style-name="T8">3</text:span><text:span text:style-name="T1"> Редактирование сотрудника</text:span></text:p>
      <text:p text:style-name="P6"><text:span text:style-name="T1"><text:tab/>2.</text:span><text:span text:style-name="T8">4</text:span><text:span text:style-name="T1"> Удаление сотрудника</text:span></text:p>
      <text:p text:style-name="P9">3. Учет кандидатов</text:p>
      <text:p text:style-name="P7"><text:span text:style-name="T3"><text:tab/>3</text:span><text:span text:style-name="T1">.1 Создание </text:span><text:span text:style-name="T3">кандидата</text:span></text:p>
      <text:p text:style-name="P10"><text:tab/>3.2 Просмотр кандидатов</text:p>
      <text:p text:style-name="P7"><text:span text:style-name="T3"><text:tab/>3</text:span><text:span text:style-name="T1">.</text:span><text:span text:style-name="T8">3</text:span><text:span text:style-name="T1"> Редактирование </text:span><text:span text:style-name="T3">кандидата</text:span></text:p>
      <text:p text:style-name="P7"><text:span text:style-name="T3"><text:tab/>3</text:span><text:span text:style-name="T1">.</text:span><text:span text:style-name="T15">4</text:span><text:span text:style-name="T8"> </text:span><text:span text:style-name="T1">Удаление </text:span><text:span text:style-name="T3">кандидата</text:span></text:p>
      <text:p text:style-name="P15"><text:span text:style-name="T8"><text:tab/>3.</text:span><text:span text:style-name="T15">5 </text:span><text:span text:style-name="T8">Просмотр ассессментов, на которые приглашен кандидат*</text:span></text:p>
      <text:p text:style-name="P6"><text:span text:style-name="T3">4. </text:span><text:span text:style-name="T14">П</text:span><text:span text:style-name="T3">роведени</text:span><text:span text:style-name="T14">е</text:span><text:span text:style-name="T3"> ассессмента</text:span></text:p>
      <text:p text:style-name="P8"><text:tab/>4.1 Добавление сотрудников, проводящих ассессмент</text:p>
      <text:p text:style-name="P9"><text:tab/>4.2 Добавление кандидатов, приглашенных на ассессмент</text:p>
      <text:p text:style-name="P9"><text:tab/>4.3 Изменение статуса ассессмента</text:p>
      <text:p text:style-name="P9"><text:tab/>4.4 Изменение статуса кандидата</text:p>
      <text:p text:style-name="P10"><text:tab/>4.5 Добавление ассессмента в архив</text:p>
      <text:p text:style-name="P4">5. <text:span text:style-name="T8">Авторизация</text:span></text:p>
      <text:p text:style-name="P4"/>
      <text:p text:style-name="P13">Используемые технологии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ехнология</text:p>
          </table:table-cell>
          <table:table-cell table:style-name="Таблица1.A1" office:value-type="string">
            <text:p text:style-name="P3">Версия</text:p>
          </table:table-cell>
        </table:table-row>
        <table:table-row table:style-name="Таблица1.1">
          <table:table-cell table:style-name="Таблица1.A1" office:value-type="string">
            <text:p text:style-name="P2">go</text:p>
          </table:table-cell>
          <table:table-cell table:style-name="Таблица1.A1" office:value-type="string">
            <text:p text:style-name="P2">1.1<text:span text:style-name="T12">4</text:span><text:span text:style-name="T11">.</text:span><text:span text:style-name="T10">6</text:span></text:p>
          </table:table-cell>
        </table:table-row>
        <table:table-row table:style-name="Таблица1.1">
          <table:table-cell table:style-name="Таблица1.A1" office:value-type="string">
            <text:p text:style-name="P2">revel</text:p>
          </table:table-cell>
          <table:table-cell table:style-name="Таблица1.A1" office:value-type="string">
            <text:p text:style-name="P2">1.0.0</text:p>
          </table:table-cell>
        </table:table-row>
        <table:table-row table:style-name="Таблица1.1">
          <table:table-cell table:style-name="Таблица1.A1" office:value-type="string">
            <text:p text:style-name="P2">PostgreSQL</text:p>
          </table:table-cell>
          <table:table-cell table:style-name="Таблица1.A1" office:value-type="string">
            <text:p text:style-name="P2">1<text:span text:style-name="T13">2</text:span>.<text:span text:style-name="T13">5</text:span></text:p>
          </table:table-cell>
        </table:table-row>
        <table:table-row table:style-name="Таблица1.1">
          <table:table-cell table:style-name="Таблица1.A1" office:value-type="string">
            <text:p text:style-name="P2">Webix</text:p>
          </table:table-cell>
          <table:table-cell table:style-name="Таблица1.A1" office:value-type="string">
            <text:p text:style-name="P2"><text:span text:style-name="T13">8</text:span>.<text:span text:style-name="T9">2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n" fo:country="US" style:letter-kerning="false" style:font-name-asian="宋体1" style:font-family-asian="宋体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cm" fo:margin-bottom="0cm" loext:contextual-spacing="false" fo:line-height="100%" fo:text-align="start" style:justify-single-word="false" fo:keep-with-next="always" style:writing-mode="lr-tb"/>
      <style:text-properties style:font-name="宋体" fo:font-family="宋体" style:font-family-generic="swiss" style:font-pitch="variable" fo:font-size="20pt" fo:language="en" fo:country="US" fo:font-weight="bold" style:letter-kerning="true" style:font-name-asian="宋体1" style:font-family-asian="宋体" style:font-family-generic-asian="system" style:font-pitch-asian="variable" style:font-size-asian="20pt" style:language-asian="zh" style:country-asian="CN" style:font-weight-asian="bold" style:font-name-complex="宋体1" style:font-family-complex="宋体" style:font-family-generic-complex="system" style:font-pitch-complex="variable" style:font-size-complex="20pt" style:language-complex="ar" style:country-complex="non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5:41:03.814019290</meta:creation-date>
    <dc:date>2021-04-15T17:09:21.169909530</dc:date>
    <meta:editing-duration>PT4M24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2" meta:paragraph-count="41" meta:word-count="171" meta:character-count="1401" meta:non-whitespace-character-count="1251"/>
  </office:meta>
</office:document-meta>
</file>